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9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  <table:table-cell table:style-name="ce7" office:value-type="string" calcext:value-type="string">
            <text:p>2020-09-01</text:p>
          </table:table-cell>
          <table:table-cell table:style-name="ce7" office:value-type="string" calcext:value-type="string">
            <text:p>2020-09-02</text:p>
          </table:table-cell>
          <table:table-cell table:style-name="ce7" office:value-type="string" calcext:value-type="string">
            <text:p>2020-09-03</text:p>
          </table:table-cell>
          <table:table-cell table:style-name="ce7" office:value-type="string" calcext:value-type="string">
            <text:p>2020-09-04</text:p>
          </table:table-cell>
          <table:table-cell table:style-name="ce7" office:value-type="string" calcext:value-type="string">
            <text:p>2020-09-05</text:p>
          </table:table-cell>
          <table:table-cell table:style-name="ce7" office:value-type="string" calcext:value-type="string">
            <text:p>2020-09-06</text:p>
          </table:table-cell>
          <table:table-cell table:style-name="ce7" office:value-type="string" calcext:value-type="string">
            <text:p>2020-09-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  <table:table-cell table:formula="of:=[.GC28]-[.GC54]-[.GC80]" office:value-type="float" office:value="259559" calcext:value-type="float">
            <text:p>259559</text:p>
          </table:table-cell>
          <table:table-cell table:formula="of:=[.GD28]-[.GD54]-[.GD80]" office:value-type="float" office:value="265685" calcext:value-type="float">
            <text:p>265685</text:p>
          </table:table-cell>
          <table:table-cell table:formula="of:=[.GE28]-[.GE54]-[.GE80]" office:value-type="float" office:value="272492" calcext:value-type="float">
            <text:p>272492</text:p>
          </table:table-cell>
          <table:table-cell table:formula="of:=[.GF28]-[.GF54]-[.GF80]" office:value-type="float" office:value="277998" calcext:value-type="float">
            <text:p>277998</text:p>
          </table:table-cell>
          <table:table-cell table:formula="of:=[.GG28]-[.GG54]-[.GG80]" office:value-type="float" office:value="283248" calcext:value-type="float">
            <text:p>283248</text:p>
          </table:table-cell>
          <table:table-cell table:formula="of:=[.GH28]-[.GH54]-[.GH80]" office:value-type="float" office:value="286448" calcext:value-type="float">
            <text:p>286448</text:p>
          </table:table-cell>
          <table:table-cell table:formula="of:=[.GI28]-[.GI54]-[.GI80]" office:value-type="float" office:value="290940" calcext:value-type="float">
            <text:p>2909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  <table:table-cell table:formula="of:=[.GC29]-[.GC55]-[.GC81]" office:value-type="float" office:value="94722" calcext:value-type="float">
            <text:p>94722</text:p>
          </table:table-cell>
          <table:table-cell table:formula="of:=[.GD29]-[.GD55]-[.GD81]" office:value-type="float" office:value="96021" calcext:value-type="float">
            <text:p>96021</text:p>
          </table:table-cell>
          <table:table-cell table:formula="of:=[.GE29]-[.GE55]-[.GE81]" office:value-type="float" office:value="97401" calcext:value-type="float">
            <text:p>97401</text:p>
          </table:table-cell>
          <table:table-cell table:formula="of:=[.GF29]-[.GF55]-[.GF81]" office:value-type="float" office:value="98637" calcext:value-type="float">
            <text:p>98637</text:p>
          </table:table-cell>
          <table:table-cell table:formula="of:=[.GG29]-[.GG55]-[.GG81]" office:value-type="float" office:value="99708" calcext:value-type="float">
            <text:p>99708</text:p>
          </table:table-cell>
          <table:table-cell table:formula="of:=[.GH29]-[.GH55]-[.GH81]" office:value-type="float" office:value="100499" calcext:value-type="float">
            <text:p>100499</text:p>
          </table:table-cell>
          <table:table-cell table:formula="of:=[.GI29]-[.GI55]-[.GI81]" office:value-type="float" office:value="101525" calcext:value-type="float">
            <text:p>1015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  <table:table-cell table:formula="of:=[.GC30]-[.GC56]-[.GC82]" office:value-type="float" office:value="67" calcext:value-type="float">
            <text:p>67</text:p>
          </table:table-cell>
          <table:table-cell table:formula="of:=[.GD30]-[.GD56]-[.GD82]" office:value-type="float" office:value="67" calcext:value-type="float">
            <text:p>67</text:p>
          </table:table-cell>
          <table:table-cell table:formula="of:=[.GE30]-[.GE56]-[.GE82]" office:value-type="float" office:value="70" calcext:value-type="float">
            <text:p>70</text:p>
          </table:table-cell>
          <table:table-cell table:formula="of:=[.GF30]-[.GF56]-[.GF82]" office:value-type="float" office:value="71" calcext:value-type="float">
            <text:p>71</text:p>
          </table:table-cell>
          <table:table-cell table:formula="of:=[.GG30]-[.GG56]-[.GG82]" office:value-type="float" office:value="81" calcext:value-type="float">
            <text:p>81</text:p>
          </table:table-cell>
          <table:table-cell table:formula="of:=[.GH30]-[.GH56]-[.GH82]" office:value-type="float" office:value="86" calcext:value-type="float">
            <text:p>86</text:p>
          </table:table-cell>
          <table:table-cell table:formula="of:=[.GI30]-[.GI56]-[.GI8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  <table:table-cell table:formula="of:=[.GC31]-[.GC57]-[.GC83]" office:value-type="float" office:value="5273" calcext:value-type="float">
            <text:p>5273</text:p>
          </table:table-cell>
          <table:table-cell table:formula="of:=[.GD31]-[.GD57]-[.GD83]" office:value-type="float" office:value="5357" calcext:value-type="float">
            <text:p>5357</text:p>
          </table:table-cell>
          <table:table-cell table:formula="of:=[.GE31]-[.GE57]-[.GE83]" office:value-type="float" office:value="5460" calcext:value-type="float">
            <text:p>5460</text:p>
          </table:table-cell>
          <table:table-cell table:formula="of:=[.GF31]-[.GF57]-[.GF83]" office:value-type="float" office:value="5547" calcext:value-type="float">
            <text:p>5547</text:p>
          </table:table-cell>
          <table:table-cell table:formula="of:=[.GG31]-[.GG57]-[.GG83]" office:value-type="float" office:value="5687" calcext:value-type="float">
            <text:p>5687</text:p>
          </table:table-cell>
          <table:table-cell table:formula="of:=[.GH31]-[.GH57]-[.GH83]" office:value-type="float" office:value="5786" calcext:value-type="float">
            <text:p>5786</text:p>
          </table:table-cell>
          <table:table-cell table:formula="of:=[.GI31]-[.GI57]-[.GI83]" office:value-type="float" office:value="5827" calcext:value-type="float">
            <text:p>58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  <table:table-cell table:formula="of:=[.GC32]-[.GC58]-[.GC84]" office:value-type="float" office:value="949" calcext:value-type="float">
            <text:p>949</text:p>
          </table:table-cell>
          <table:table-cell table:formula="of:=[.GD32]-[.GD58]-[.GD84]" office:value-type="float" office:value="977" calcext:value-type="float">
            <text:p>977</text:p>
          </table:table-cell>
          <table:table-cell table:formula="of:=[.GE32]-[.GE58]-[.GE84]" office:value-type="float" office:value="1056" calcext:value-type="float">
            <text:p>1056</text:p>
          </table:table-cell>
          <table:table-cell table:formula="of:=[.GF32]-[.GF58]-[.GF84]" office:value-type="float" office:value="1095" calcext:value-type="float">
            <text:p>1095</text:p>
          </table:table-cell>
          <table:table-cell table:formula="of:=[.GG32]-[.GG58]-[.GG84]" office:value-type="float" office:value="1172" calcext:value-type="float">
            <text:p>1172</text:p>
          </table:table-cell>
          <table:table-cell table:formula="of:=[.GH32]-[.GH58]-[.GH84]" office:value-type="float" office:value="1211" calcext:value-type="float">
            <text:p>1211</text:p>
          </table:table-cell>
          <table:table-cell table:formula="of:=[.GI32]-[.GI58]-[.GI84]"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  <table:table-cell table:formula="of:=[.GC33]-[.GC59]-[.GC85]" office:value-type="float" office:value="8782" calcext:value-type="float">
            <text:p>8782</text:p>
          </table:table-cell>
          <table:table-cell table:formula="of:=[.GD33]-[.GD59]-[.GD85]" office:value-type="float" office:value="9257" calcext:value-type="float">
            <text:p>9257</text:p>
          </table:table-cell>
          <table:table-cell table:formula="of:=[.GE33]-[.GE59]-[.GE85]" office:value-type="float" office:value="9699" calcext:value-type="float">
            <text:p>9699</text:p>
          </table:table-cell>
          <table:table-cell table:formula="of:=[.GF33]-[.GF59]-[.GF85]" office:value-type="float" office:value="10190" calcext:value-type="float">
            <text:p>10190</text:p>
          </table:table-cell>
          <table:table-cell table:formula="of:=[.GG33]-[.GG59]-[.GG85]" office:value-type="float" office:value="10606" calcext:value-type="float">
            <text:p>10606</text:p>
          </table:table-cell>
          <table:table-cell table:formula="of:=[.GH33]-[.GH59]-[.GH85]" office:value-type="float" office:value="10988" calcext:value-type="float">
            <text:p>10988</text:p>
          </table:table-cell>
          <table:table-cell table:formula="of:=[.GI33]-[.GI59]-[.GI85]" office:value-type="float" office:value="11439" calcext:value-type="float">
            <text:p>114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  <table:table-cell table:formula="of:=[.GC34]-[.GC60]-[.GC86]" office:value-type="float" office:value="310" calcext:value-type="float">
            <text:p>310</text:p>
          </table:table-cell>
          <table:table-cell table:formula="of:=[.GD34]-[.GD60]-[.GD86]" office:value-type="float" office:value="317" calcext:value-type="float">
            <text:p>317</text:p>
          </table:table-cell>
          <table:table-cell table:formula="of:=[.GE34]-[.GE60]-[.GE86]" office:value-type="float" office:value="326" calcext:value-type="float">
            <text:p>326</text:p>
          </table:table-cell>
          <table:table-cell table:formula="of:=[.GF34]-[.GF60]-[.GF86]" office:value-type="float" office:value="329" calcext:value-type="float">
            <text:p>329</text:p>
          </table:table-cell>
          <table:table-cell table:formula="of:=[.GG34]-[.GG60]-[.GG86]" office:value-type="float" office:value="331" calcext:value-type="float">
            <text:p>331</text:p>
          </table:table-cell>
          <table:table-cell table:formula="of:=[.GH34]-[.GH60]-[.GH86]" office:value-type="float" office:value="341" calcext:value-type="float">
            <text:p>341</text:p>
          </table:table-cell>
          <table:table-cell table:formula="of:=[.GI34]-[.GI60]-[.GI86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  <table:table-cell table:formula="of:=[.GC35]-[.GC61]-[.GC87]" office:value-type="float" office:value="3603" calcext:value-type="float">
            <text:p>3603</text:p>
          </table:table-cell>
          <table:table-cell table:formula="of:=[.GD35]-[.GD61]-[.GD87]" office:value-type="float" office:value="3781" calcext:value-type="float">
            <text:p>3781</text:p>
          </table:table-cell>
          <table:table-cell table:formula="of:=[.GE35]-[.GE61]-[.GE87]" office:value-type="float" office:value="3890" calcext:value-type="float">
            <text:p>3890</text:p>
          </table:table-cell>
          <table:table-cell table:formula="of:=[.GF35]-[.GF61]-[.GF87]" office:value-type="float" office:value="4055" calcext:value-type="float">
            <text:p>4055</text:p>
          </table:table-cell>
          <table:table-cell table:formula="of:=[.GG35]-[.GG61]-[.GG87]" office:value-type="float" office:value="4139" calcext:value-type="float">
            <text:p>4139</text:p>
          </table:table-cell>
          <table:table-cell table:formula="of:=[.GH35]-[.GH61]-[.GH87]" office:value-type="float" office:value="4231" calcext:value-type="float">
            <text:p>4231</text:p>
          </table:table-cell>
          <table:table-cell table:formula="of:=[.GI35]-[.GI61]-[.GI87]" office:value-type="float" office:value="4286" calcext:value-type="float">
            <text:p>42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2" calcext:value-type="float">
            <text:p>82</text:p>
          </table:table-cell>
          <table:table-cell table:formula="of:=[.GC36]-[.GC62]-[.GC88]" office:value-type="float" office:value="82" calcext:value-type="float">
            <text:p>82</text:p>
          </table:table-cell>
          <table:table-cell table:formula="of:=[.GD36]-[.GD62]-[.GD88]" office:value-type="float" office:value="83" calcext:value-type="float">
            <text:p>83</text:p>
          </table:table-cell>
          <table:table-cell table:formula="of:=[.GE36]-[.GE62]-[.GE88]" office:value-type="float" office:value="87" calcext:value-type="float">
            <text:p>87</text:p>
          </table:table-cell>
          <table:table-cell table:formula="of:=[.GF36]-[.GF62]-[.GF88]" office:value-type="float" office:value="88" calcext:value-type="float">
            <text:p>88</text:p>
          </table:table-cell>
          <table:table-cell table:formula="of:=[.GG36]-[.GG62]-[.GG88]" office:value-type="float" office:value="88" calcext:value-type="float">
            <text:p>88</text:p>
          </table:table-cell>
          <table:table-cell table:formula="of:=[.GH36]-[.GH62]-[.GH88]" office:value-type="float" office:value="89" calcext:value-type="float">
            <text:p>89</text:p>
          </table:table-cell>
          <table:table-cell table:formula="of:=[.GI36]-[.GI62]-[.GI88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  <table:table-cell table:formula="of:=[.GC37]-[.GC63]-[.GC89]" office:value-type="float" office:value="8316" calcext:value-type="float">
            <text:p>8316</text:p>
          </table:table-cell>
          <table:table-cell table:formula="of:=[.GD37]-[.GD63]-[.GD89]" office:value-type="float" office:value="8623" calcext:value-type="float">
            <text:p>8623</text:p>
          </table:table-cell>
          <table:table-cell table:formula="of:=[.GE37]-[.GE63]-[.GE89]" office:value-type="float" office:value="8977" calcext:value-type="float">
            <text:p>8977</text:p>
          </table:table-cell>
          <table:table-cell table:formula="of:=[.GF37]-[.GF63]-[.GF89]" office:value-type="float" office:value="9304" calcext:value-type="float">
            <text:p>9304</text:p>
          </table:table-cell>
          <table:table-cell table:formula="of:=[.GG37]-[.GG63]-[.GG89]" office:value-type="float" office:value="9630" calcext:value-type="float">
            <text:p>9630</text:p>
          </table:table-cell>
          <table:table-cell table:formula="of:=[.GH37]-[.GH63]-[.GH89]" office:value-type="float" office:value="9875" calcext:value-type="float">
            <text:p>9875</text:p>
          </table:table-cell>
          <table:table-cell table:formula="of:=[.GI37]-[.GI63]-[.GI89]" office:value-type="float" office:value="10224" calcext:value-type="float">
            <text:p>102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  <table:table-cell table:formula="of:=[.GC38]-[.GC64]-[.GC90]" office:value-type="float" office:value="209" calcext:value-type="float">
            <text:p>209</text:p>
          </table:table-cell>
          <table:table-cell table:formula="of:=[.GD38]-[.GD64]-[.GD90]" office:value-type="float" office:value="210" calcext:value-type="float">
            <text:p>210</text:p>
          </table:table-cell>
          <table:table-cell table:formula="of:=[.GE38]-[.GE64]-[.GE90]" office:value-type="float" office:value="210" calcext:value-type="float">
            <text:p>210</text:p>
          </table:table-cell>
          <table:table-cell table:formula="of:=[.GF38]-[.GF64]-[.GF90]" office:value-type="float" office:value="217" calcext:value-type="float">
            <text:p>217</text:p>
          </table:table-cell>
          <table:table-cell table:formula="of:=[.GG38]-[.GG64]-[.GG90]" office:value-type="float" office:value="226" calcext:value-type="float">
            <text:p>226</text:p>
          </table:table-cell>
          <table:table-cell table:formula="of:=[.GH38]-[.GH64]-[.GH90]" office:value-type="float" office:value="230" calcext:value-type="float">
            <text:p>230</text:p>
          </table:table-cell>
          <table:table-cell table:formula="of:=[.GI38]-[.GI64]-[.GI90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  <table:table-cell table:formula="of:=[.GC39]-[.GC65]-[.GC91]" office:value-type="float" office:value="1569" calcext:value-type="float">
            <text:p>1569</text:p>
          </table:table-cell>
          <table:table-cell table:formula="of:=[.GD39]-[.GD65]-[.GD91]" office:value-type="float" office:value="1636" calcext:value-type="float">
            <text:p>1636</text:p>
          </table:table-cell>
          <table:table-cell table:formula="of:=[.GE39]-[.GE65]-[.GE91]" office:value-type="float" office:value="1729" calcext:value-type="float">
            <text:p>1729</text:p>
          </table:table-cell>
          <table:table-cell table:formula="of:=[.GF39]-[.GF65]-[.GF91]" office:value-type="float" office:value="1828" calcext:value-type="float">
            <text:p>1828</text:p>
          </table:table-cell>
          <table:table-cell table:formula="of:=[.GG39]-[.GG65]-[.GG91]" office:value-type="float" office:value="1886" calcext:value-type="float">
            <text:p>1886</text:p>
          </table:table-cell>
          <table:table-cell table:formula="of:=[.GH39]-[.GH65]-[.GH91]" office:value-type="float" office:value="1977" calcext:value-type="float">
            <text:p>1977</text:p>
          </table:table-cell>
          <table:table-cell table:formula="of:=[.GI39]-[.GI65]-[.GI91]"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  <table:table-cell table:formula="of:=[.GC40]-[.GC66]-[.GC92]" office:value-type="float" office:value="7058" calcext:value-type="float">
            <text:p>7058</text:p>
          </table:table-cell>
          <table:table-cell table:formula="of:=[.GD40]-[.GD66]-[.GD92]" office:value-type="float" office:value="7467" calcext:value-type="float">
            <text:p>7467</text:p>
          </table:table-cell>
          <table:table-cell table:formula="of:=[.GE40]-[.GE66]-[.GE92]" office:value-type="float" office:value="8010" calcext:value-type="float">
            <text:p>8010</text:p>
          </table:table-cell>
          <table:table-cell table:formula="of:=[.GF40]-[.GF66]-[.GF92]" office:value-type="float" office:value="8661" calcext:value-type="float">
            <text:p>8661</text:p>
          </table:table-cell>
          <table:table-cell table:formula="of:=[.GG40]-[.GG66]-[.GG92]" office:value-type="float" office:value="9143" calcext:value-type="float">
            <text:p>9143</text:p>
          </table:table-cell>
          <table:table-cell table:formula="of:=[.GH40]-[.GH66]-[.GH92]" office:value-type="float" office:value="9555" calcext:value-type="float">
            <text:p>9555</text:p>
          </table:table-cell>
          <table:table-cell table:formula="of:=[.GI40]-[.GI66]-[.GI92]"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  <table:table-cell table:formula="of:=[.GB41]-[.GB67]-[.GB93]" office:value-type="float" office:value="60" calcext:value-type="float">
            <text:p>60</text:p>
          </table:table-cell>
          <table:table-cell table:formula="of:=[.GC41]-[.GC67]-[.GC93]" office:value-type="float" office:value="62" calcext:value-type="float">
            <text:p>62</text:p>
          </table:table-cell>
          <table:table-cell table:formula="of:=[.GD41]-[.GD67]-[.GD93]" office:value-type="float" office:value="62" calcext:value-type="float">
            <text:p>62</text:p>
          </table:table-cell>
          <table:table-cell table:formula="of:=[.GE41]-[.GE67]-[.GE93]" office:value-type="float" office:value="62" calcext:value-type="float">
            <text:p>62</text:p>
          </table:table-cell>
          <table:table-cell table:formula="of:=[.GF41]-[.GF67]-[.GF93]" office:value-type="float" office:value="63" calcext:value-type="float">
            <text:p>63</text:p>
          </table:table-cell>
          <table:table-cell table:formula="of:=[.GG41]-[.GG67]-[.GG93]" office:value-type="float" office:value="63" calcext:value-type="float">
            <text:p>63</text:p>
          </table:table-cell>
          <table:table-cell table:formula="of:=[.GH41]-[.GH67]-[.GH93]" office:value-type="float" office:value="65" calcext:value-type="float">
            <text:p>65</text:p>
          </table:table-cell>
          <table:table-cell table:formula="of:=[.GI41]-[.GI67]-[.GI93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  <table:table-cell table:formula="of:=[.GC42]-[.GC68]-[.GC94]" office:value-type="float" office:value="3117" calcext:value-type="float">
            <text:p>3117</text:p>
          </table:table-cell>
          <table:table-cell table:formula="of:=[.GD42]-[.GD68]-[.GD94]" office:value-type="float" office:value="3208" calcext:value-type="float">
            <text:p>3208</text:p>
          </table:table-cell>
          <table:table-cell table:formula="of:=[.GE42]-[.GE68]-[.GE94]" office:value-type="float" office:value="3340" calcext:value-type="float">
            <text:p>3340</text:p>
          </table:table-cell>
          <table:table-cell table:formula="of:=[.GF42]-[.GF68]-[.GF94]" office:value-type="float" office:value="3413" calcext:value-type="float">
            <text:p>3413</text:p>
          </table:table-cell>
          <table:table-cell table:formula="of:=[.GG42]-[.GG68]-[.GG94]" office:value-type="float" office:value="3583" calcext:value-type="float">
            <text:p>3583</text:p>
          </table:table-cell>
          <table:table-cell table:formula="of:=[.GH42]-[.GH68]-[.GH94]" office:value-type="float" office:value="3755" calcext:value-type="float">
            <text:p>3755</text:p>
          </table:table-cell>
          <table:table-cell table:formula="of:=[.GI42]-[.GI68]-[.GI94]" office:value-type="float" office:value="3891" calcext:value-type="float">
            <text:p>38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  <table:table-cell table:formula="of:=[.GC43]-[.GC69]-[.GC95]" office:value-type="float" office:value="5996" calcext:value-type="float">
            <text:p>5996</text:p>
          </table:table-cell>
          <table:table-cell table:formula="of:=[.GD43]-[.GD69]-[.GD95]" office:value-type="float" office:value="6162" calcext:value-type="float">
            <text:p>6162</text:p>
          </table:table-cell>
          <table:table-cell table:formula="of:=[.GE43]-[.GE69]-[.GE95]" office:value-type="float" office:value="6314" calcext:value-type="float">
            <text:p>6314</text:p>
          </table:table-cell>
          <table:table-cell table:formula="of:=[.GF43]-[.GF69]-[.GF95]" office:value-type="float" office:value="6569" calcext:value-type="float">
            <text:p>6569</text:p>
          </table:table-cell>
          <table:table-cell table:formula="of:=[.GG43]-[.GG69]-[.GG95]" office:value-type="float" office:value="6733" calcext:value-type="float">
            <text:p>6733</text:p>
          </table:table-cell>
          <table:table-cell table:formula="of:=[.GH43]-[.GH69]-[.GH95]" office:value-type="float" office:value="6785" calcext:value-type="float">
            <text:p>6785</text:p>
          </table:table-cell>
          <table:table-cell table:formula="of:=[.GI43]-[.GI69]-[.GI95]" office:value-type="float" office:value="6987" calcext:value-type="float">
            <text:p>69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  <table:table-cell table:formula="of:=[.GC44]-[.GC70]-[.GC96]" office:value-type="float" office:value="3456" calcext:value-type="float">
            <text:p>3456</text:p>
          </table:table-cell>
          <table:table-cell table:formula="of:=[.GD44]-[.GD70]-[.GD96]" office:value-type="float" office:value="3636" calcext:value-type="float">
            <text:p>3636</text:p>
          </table:table-cell>
          <table:table-cell table:formula="of:=[.GE44]-[.GE70]-[.GE96]" office:value-type="float" office:value="3876" calcext:value-type="float">
            <text:p>3876</text:p>
          </table:table-cell>
          <table:table-cell table:formula="of:=[.GF44]-[.GF70]-[.GF96]" office:value-type="float" office:value="4137" calcext:value-type="float">
            <text:p>4137</text:p>
          </table:table-cell>
          <table:table-cell table:formula="of:=[.GG44]-[.GG70]-[.GG96]" office:value-type="float" office:value="4415" calcext:value-type="float">
            <text:p>4415</text:p>
          </table:table-cell>
          <table:table-cell table:formula="of:=[.GH44]-[.GH70]-[.GH96]" office:value-type="float" office:value="4568" calcext:value-type="float">
            <text:p>4568</text:p>
          </table:table-cell>
          <table:table-cell table:formula="of:=[.GI44]-[.GI70]-[.GI96]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  <table:table-cell table:style-name="ce8" table:formula="of:=[.GC45]-[.GC71]-[.GC97]" office:value-type="float" office:value="222" calcext:value-type="float">
            <text:p>222</text:p>
          </table:table-cell>
          <table:table-cell table:style-name="ce8" table:formula="of:=[.GD45]-[.GD71]-[.GD97]" office:value-type="float" office:value="254" calcext:value-type="float">
            <text:p>254</text:p>
          </table:table-cell>
          <table:table-cell table:style-name="ce8" table:formula="of:=[.GE45]-[.GE71]-[.GE97]" office:value-type="float" office:value="328" calcext:value-type="float">
            <text:p>328</text:p>
          </table:table-cell>
          <table:table-cell table:style-name="ce8" table:formula="of:=[.GF45]-[.GF71]-[.GF97]" office:value-type="float" office:value="357" calcext:value-type="float">
            <text:p>357</text:p>
          </table:table-cell>
          <table:table-cell table:style-name="ce8" table:formula="of:=[.GG45]-[.GG71]-[.GG97]" office:value-type="float" office:value="363" calcext:value-type="float">
            <text:p>363</text:p>
          </table:table-cell>
          <table:table-cell table:style-name="ce8" table:formula="of:=[.GH45]-[.GH71]-[.GH97]" office:value-type="float" office:value="363" calcext:value-type="float">
            <text:p>363</text:p>
          </table:table-cell>
          <table:table-cell table:style-name="ce8" table:formula="of:=[.GI45]-[.GI71]-[.GI9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  <table:table-cell table:formula="of:=[.GC46]-[.GC72]-[.GC98]" office:value-type="float" office:value="156" calcext:value-type="float">
            <text:p>156</text:p>
          </table:table-cell>
          <table:table-cell table:formula="of:=[.GD46]-[.GD72]-[.GD98]" office:value-type="float" office:value="177" calcext:value-type="float">
            <text:p>177</text:p>
          </table:table-cell>
          <table:table-cell table:formula="of:=[.GE46]-[.GE72]-[.GE98]" office:value-type="float" office:value="195" calcext:value-type="float">
            <text:p>195</text:p>
          </table:table-cell>
          <table:table-cell table:formula="of:=[.GF46]-[.GF72]-[.GF98]" office:value-type="float" office:value="210" calcext:value-type="float">
            <text:p>210</text:p>
          </table:table-cell>
          <table:table-cell table:formula="of:=[.GG46]-[.GG72]-[.GG98]" office:value-type="float" office:value="245" calcext:value-type="float">
            <text:p>245</text:p>
          </table:table-cell>
          <table:table-cell table:formula="of:=[.GH46]-[.GH72]-[.GH98]" office:value-type="float" office:value="247" calcext:value-type="float">
            <text:p>247</text:p>
          </table:table-cell>
          <table:table-cell table:formula="of:=[.GI46]-[.GI72]-[.GI98]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  <table:table-cell table:formula="of:=[.GC47]-[.GC73]-[.GC99]" office:value-type="float" office:value="1795" calcext:value-type="float">
            <text:p>1795</text:p>
          </table:table-cell>
          <table:table-cell table:formula="of:=[.GD47]-[.GD73]-[.GD99]" office:value-type="float" office:value="1901" calcext:value-type="float">
            <text:p>1901</text:p>
          </table:table-cell>
          <table:table-cell table:formula="of:=[.GE47]-[.GE73]-[.GE99]" office:value-type="float" office:value="1948" calcext:value-type="float">
            <text:p>1948</text:p>
          </table:table-cell>
          <table:table-cell table:formula="of:=[.GF47]-[.GF73]-[.GF99]" office:value-type="float" office:value="2014" calcext:value-type="float">
            <text:p>2014</text:p>
          </table:table-cell>
          <table:table-cell table:formula="of:=[.GG47]-[.GG73]-[.GG99]" office:value-type="float" office:value="2152" calcext:value-type="float">
            <text:p>2152</text:p>
          </table:table-cell>
          <table:table-cell table:formula="of:=[.GH47]-[.GH73]-[.GH99]" office:value-type="float" office:value="2273" calcext:value-type="float">
            <text:p>2273</text:p>
          </table:table-cell>
          <table:table-cell table:formula="of:=[.GI47]-[.GI73]-[.GI99]"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  <table:table-cell table:formula="of:=[.GC48]-[.GC74]-[.GC100]" office:value-type="float" office:value="8488" calcext:value-type="float">
            <text:p>8488</text:p>
          </table:table-cell>
          <table:table-cell table:formula="of:=[.GD48]-[.GD74]-[.GD100]" office:value-type="float" office:value="9232" calcext:value-type="float">
            <text:p>9232</text:p>
          </table:table-cell>
          <table:table-cell table:formula="of:=[.GE48]-[.GE74]-[.GE100]" office:value-type="float" office:value="9991" calcext:value-type="float">
            <text:p>9991</text:p>
          </table:table-cell>
          <table:table-cell table:formula="of:=[.GF48]-[.GF74]-[.GF100]" office:value-type="float" office:value="10697" calcext:value-type="float">
            <text:p>10697</text:p>
          </table:table-cell>
          <table:table-cell table:formula="of:=[.GG48]-[.GG74]-[.GG100]" office:value-type="float" office:value="11389" calcext:value-type="float">
            <text:p>11389</text:p>
          </table:table-cell>
          <table:table-cell table:formula="of:=[.GH48]-[.GH74]-[.GH100]" office:value-type="float" office:value="11993" calcext:value-type="float">
            <text:p>11993</text:p>
          </table:table-cell>
          <table:table-cell table:formula="of:=[.GI48]-[.GI74]-[.GI100]" office:value-type="float" office:value="12497" calcext:value-type="float">
            <text:p>124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  <table:table-cell table:formula="of:=[.GC49]-[.GC75]-[.GC101]" office:value-type="float" office:value="964" calcext:value-type="float">
            <text:p>964</text:p>
          </table:table-cell>
          <table:table-cell table:formula="of:=[.GD49]-[.GD75]-[.GD101]" office:value-type="float" office:value="1019" calcext:value-type="float">
            <text:p>1019</text:p>
          </table:table-cell>
          <table:table-cell table:formula="of:=[.GE49]-[.GE75]-[.GE101]" office:value-type="float" office:value="1083" calcext:value-type="float">
            <text:p>1083</text:p>
          </table:table-cell>
          <table:table-cell table:formula="of:=[.GF49]-[.GF75]-[.GF101]" office:value-type="float" office:value="1140" calcext:value-type="float">
            <text:p>1140</text:p>
          </table:table-cell>
          <table:table-cell table:formula="of:=[.GG49]-[.GG75]-[.GG101]" office:value-type="float" office:value="1204" calcext:value-type="float">
            <text:p>1204</text:p>
          </table:table-cell>
          <table:table-cell table:formula="of:=[.GH49]-[.GH75]-[.GH101]" office:value-type="float" office:value="1279" calcext:value-type="float">
            <text:p>1279</text:p>
          </table:table-cell>
          <table:table-cell table:formula="of:=[.GI49]-[.GI75]-[.GI101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  <table:table-cell table:formula="of:=[.GC50]-[.GC76]-[.GC102]" office:value-type="float" office:value="2072" calcext:value-type="float">
            <text:p>2072</text:p>
          </table:table-cell>
          <table:table-cell table:formula="of:=[.GD50]-[.GD76]-[.GD102]" office:value-type="float" office:value="2102" calcext:value-type="float">
            <text:p>2102</text:p>
          </table:table-cell>
          <table:table-cell table:formula="of:=[.GE50]-[.GE76]-[.GE102]" office:value-type="float" office:value="2200" calcext:value-type="float">
            <text:p>2200</text:p>
          </table:table-cell>
          <table:table-cell table:formula="of:=[.GF50]-[.GF76]-[.GF102]" office:value-type="float" office:value="2236" calcext:value-type="float">
            <text:p>2236</text:p>
          </table:table-cell>
          <table:table-cell table:formula="of:=[.GG50]-[.GG76]-[.GG102]" office:value-type="float" office:value="2258" calcext:value-type="float">
            <text:p>2258</text:p>
          </table:table-cell>
          <table:table-cell table:formula="of:=[.GH50]-[.GH76]-[.GH102]" office:value-type="float" office:value="2306" calcext:value-type="float">
            <text:p>2306</text:p>
          </table:table-cell>
          <table:table-cell table:formula="of:=[.GI50]-[.GI76]-[.GI102]" office:value-type="float" office:value="2361" calcext:value-type="float">
            <text:p>23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  <table:table-cell table:formula="of:=[.GC51]-[.GC77]-[.GC103]" office:value-type="float" office:value="2465" calcext:value-type="float">
            <text:p>2465</text:p>
          </table:table-cell>
          <table:table-cell table:formula="of:=[.GD51]-[.GD77]-[.GD103]" office:value-type="float" office:value="2789" calcext:value-type="float">
            <text:p>2789</text:p>
          </table:table-cell>
          <table:table-cell table:formula="of:=[.GE51]-[.GE77]-[.GE103]" office:value-type="float" office:value="3061" calcext:value-type="float">
            <text:p>3061</text:p>
          </table:table-cell>
          <table:table-cell table:formula="of:=[.GF51]-[.GF77]-[.GF103]" office:value-type="float" office:value="3371" calcext:value-type="float">
            <text:p>3371</text:p>
          </table:table-cell>
          <table:table-cell table:formula="of:=[.GG51]-[.GG77]-[.GG103]" office:value-type="float" office:value="3677" calcext:value-type="float">
            <text:p>3677</text:p>
          </table:table-cell>
          <table:table-cell table:formula="of:=[.GH51]-[.GH77]-[.GH103]" office:value-type="float" office:value="3939" calcext:value-type="float">
            <text:p>3939</text:p>
          </table:table-cell>
          <table:table-cell table:formula="of:=[.GI51]-[.GI77]-[.GI103]"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7" calcext:value-type="float">
            <text:p>-301157</text:p>
          </table:table-cell>
          <table:table-cell table:formula="of:=[.GB52]-[.GB78]-[.GB104]" office:value-type="float" office:value="-308343" calcext:value-type="float">
            <text:p>-308343</text:p>
          </table:table-cell>
          <table:table-cell table:style-name="ce8" table:formula="of:=[.GC52]-[.GC78]-[.GC104]" office:value-type="float" office:value="-315496" calcext:value-type="float">
            <text:p>-315496</text:p>
          </table:table-cell>
          <table:table-cell table:formula="of:=[.GD52]-[.GD78]-[.GD104]" office:value-type="float" office:value="-322430" calcext:value-type="float">
            <text:p>-322430</text:p>
          </table:table-cell>
          <table:table-cell table:formula="of:=[.GE52]-[.GE78]-[.GE104]" office:value-type="float" office:value="-331589" calcext:value-type="float">
            <text:p>-331589</text:p>
          </table:table-cell>
          <table:table-cell table:formula="of:=[.GF52]-[.GF78]-[.GF104]" office:value-type="float" office:value="-340349" calcext:value-type="float">
            <text:p>-340349</text:p>
          </table:table-cell>
          <table:table-cell table:formula="of:=[.GG52]-[.GG78]-[.GG104]" office:value-type="float" office:value="-349092" calcext:value-type="float">
            <text:p>-349092</text:p>
          </table:table-cell>
          <table:table-cell table:formula="of:=[.GH52]-[.GH78]-[.GH104]" office:value-type="float" office:value="-357344" calcext:value-type="float">
            <text:p>-357344</text:p>
          </table:table-cell>
          <table:table-cell table:formula="of:=[.GI52]-[.GI78]-[.GI104]" office:value-type="float" office:value="-366560" calcext:value-type="float">
            <text:p>-3665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  <table:table-cell table:style-name="ce8" table:formula="of:=SUM([.GC2:.GC26])" office:value-type="float" office:value="103796" calcext:value-type="float">
            <text:p>103796</text:p>
          </table:table-cell>
          <table:table-cell table:formula="of:=SUM([.GD2:.GD26])" office:value-type="float" office:value="107593" calcext:value-type="float">
            <text:p>107593</text:p>
          </table:table-cell>
          <table:table-cell table:formula="of:=SUM([.GE2:.GE26])" office:value-type="float" office:value="110216" calcext:value-type="float">
            <text:p>110216</text:p>
          </table:table-cell>
          <table:table-cell table:formula="of:=SUM([.GF2:.GF26])" office:value-type="float" office:value="111878" calcext:value-type="float">
            <text:p>111878</text:p>
          </table:table-cell>
          <table:table-cell table:formula="of:=SUM([.GG2:.GG26])" office:value-type="float" office:value="112935" calcext:value-type="float">
            <text:p>112935</text:p>
          </table:table-cell>
          <table:table-cell table:formula="of:=SUM([.GH2:.GH26])" office:value-type="float" office:value="111545" calcext:value-type="float">
            <text:p>111545</text:p>
          </table:table-cell>
          <table:table-cell table:formula="of:=SUM([.GI2:.GI26])" office:value-type="float" office:value="111288" calcext:value-type="float">
            <text:p>1112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  <table:table-cell office:value-type="float" office:value="264950" calcext:value-type="float">
            <text:p>264950</text:p>
          </table:table-cell>
          <table:table-cell office:value-type="float" office:value="271185" calcext:value-type="float">
            <text:p>271185</text:p>
          </table:table-cell>
          <table:table-cell office:value-type="float" office:value="278175" calcext:value-type="float">
            <text:p>278175</text:p>
          </table:table-cell>
          <table:table-cell office:value-type="float" office:value="283857" calcext:value-type="float">
            <text:p>283857</text:p>
          </table:table-cell>
          <table:table-cell office:value-type="float" office:value="289177" calcext:value-type="float">
            <text:p>289177</text:p>
          </table:table-cell>
          <table:table-cell office:value-type="float" office:value="292446" calcext:value-type="float">
            <text:p>292446</text:p>
          </table:table-cell>
          <table:table-cell office:value-type="float" office:value="297079" calcext:value-type="float">
            <text:p>2970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  <table:table-cell office:value-type="float" office:value="96999" calcext:value-type="float">
            <text:p>96999</text:p>
          </table:table-cell>
          <table:table-cell office:value-type="float" office:value="98345" calcext:value-type="float">
            <text:p>98345</text:p>
          </table:table-cell>
          <table:table-cell office:value-type="float" office:value="99756" calcext:value-type="float">
            <text:p>99756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2118" calcext:value-type="float">
            <text:p>102118</text:p>
          </table:table-cell>
          <table:table-cell office:value-type="float" office:value="102920" calcext:value-type="float">
            <text:p>102920</text:p>
          </table:table-cell>
          <table:table-cell office:value-type="float" office:value="104009" calcext:value-type="float">
            <text:p>1040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  <table:table-cell office:value-type="float" office:value="5492" calcext:value-type="float">
            <text:p>5492</text:p>
          </table:table-cell>
          <table:table-cell office:value-type="float" office:value="5576" calcext:value-type="float">
            <text:p>5576</text:p>
          </table:table-cell>
          <table:table-cell office:value-type="float" office:value="5682" calcext:value-type="float">
            <text:p>5682</text:p>
          </table:table-cell>
          <table:table-cell office:value-type="float" office:value="5771" calcext:value-type="float">
            <text:p>5771</text:p>
          </table:table-cell>
          <table:table-cell office:value-type="float" office:value="5912" calcext:value-type="float">
            <text:p>5912</text:p>
          </table:table-cell>
          <table:table-cell office:value-type="float" office:value="6014" calcext:value-type="float">
            <text:p>6014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  <table:table-cell office:value-type="float" office:value="1062" calcext:value-type="float">
            <text:p>1062</text:p>
          </table:table-cell>
          <table:table-cell office:value-type="float" office:value="1101" calcext:value-type="float">
            <text:p>1101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  <table:table-cell office:value-type="float" office:value="8914" calcext:value-type="float">
            <text:p>8914</text:p>
          </table:table-cell>
          <table:table-cell office:value-type="float" office:value="9394" calcext:value-type="float">
            <text:p>9394</text:p>
          </table:table-cell>
          <table:table-cell office:value-type="float" office:value="9843" calcext:value-type="float">
            <text:p>9843</text:p>
          </table:table-cell>
          <table:table-cell office:value-type="float" office:value="10341" calcext:value-type="float">
            <text:p>10341</text:p>
          </table:table-cell>
          <table:table-cell office:value-type="float" office:value="10765" calcext:value-type="float">
            <text:p>10765</text:p>
          </table:table-cell>
          <table:table-cell office:value-type="float" office:value="11152" calcext:value-type="float">
            <text:p>11152</text:p>
          </table:table-cell>
          <table:table-cell office:value-type="float" office:value="11608" calcext:value-type="float">
            <text:p>116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  <table:table-cell office:value-type="float" office:value="3650" calcext:value-type="float">
            <text:p>3650</text:p>
          </table:table-cell>
          <table:table-cell office:value-type="float" office:value="3838" calcext:value-type="float">
            <text:p>3838</text:p>
          </table:table-cell>
          <table:table-cell office:value-type="float" office:value="3947" calcext:value-type="float">
            <text:p>3947</text:p>
          </table:table-cell>
          <table:table-cell office:value-type="float" office:value="4113" calcext:value-type="float">
            <text:p>4113</text:p>
          </table:table-cell>
          <table:table-cell office:value-type="float" office:value="4201" calcext:value-type="float">
            <text:p>4201</text:p>
          </table:table-cell>
          <table:table-cell office:value-type="float" office:value="4293" calcext:value-type="float">
            <text:p>429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  <table:table-cell office:value-type="float" office:value="8542" calcext:value-type="float">
            <text:p>8542</text:p>
          </table:table-cell>
          <table:table-cell office:value-type="float" office:value="8860" calcext:value-type="float">
            <text:p>8860</text:p>
          </table:table-cell>
          <table:table-cell office:value-type="float" office:value="9217" calcext:value-type="float">
            <text:p>9217</text:p>
          </table:table-cell>
          <table:table-cell office:value-type="float" office:value="9549" calcext:value-type="float">
            <text:p>9549</text:p>
          </table:table-cell>
          <table:table-cell office:value-type="float" office:value="9875" calcext:value-type="float">
            <text:p>98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95" calcext:value-type="float">
            <text:p>1695</text:p>
          </table:table-cell>
          <table:table-cell office:value-type="float" office:value="1788" calcext:value-type="float">
            <text:p>1788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2039" calcext:value-type="float">
            <text:p>2039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  <table:table-cell office:value-type="float" office:value="7191" calcext:value-type="float">
            <text:p>7191</text:p>
          </table:table-cell>
          <table:table-cell office:value-type="float" office:value="7604" calcext:value-type="float">
            <text:p>7604</text:p>
          </table:table-cell>
          <table:table-cell office:value-type="float" office:value="8148" calcext:value-type="float">
            <text:p>8148</text:p>
          </table:table-cell>
          <table:table-cell office:value-type="float" office:value="8801" calcext:value-type="float">
            <text:p>8801</text:p>
          </table:table-cell>
          <table:table-cell office:value-type="float" office:value="9284" calcext:value-type="float">
            <text:p>9284</text:p>
          </table:table-cell>
          <table:table-cell office:value-type="float" office:value="9697" calcext:value-type="float">
            <text:p>9697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  <table:table-cell office:value-type="float" office:value="3172" calcext:value-type="float">
            <text:p>3172</text:p>
          </table:table-cell>
          <table:table-cell office:value-type="float" office:value="3263" calcext:value-type="float">
            <text:p>3263</text:p>
          </table:table-cell>
          <table:table-cell office:value-type="float" office:value="3398" calcext:value-type="float">
            <text:p>3398</text:p>
          </table:table-cell>
          <table:table-cell office:value-type="float" office:value="3471" calcext:value-type="float">
            <text:p>3471</text:p>
          </table:table-cell>
          <table:table-cell office:value-type="float" office:value="3642" calcext:value-type="float">
            <text:p>3642</text:p>
          </table:table-cell>
          <table:table-cell office:value-type="float" office:value="3819" calcext:value-type="float">
            <text:p>3819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  <table:table-cell office:value-type="float" office:value="6175" calcext:value-type="float">
            <text:p>6175</text:p>
          </table:table-cell>
          <table:table-cell office:value-type="float" office:value="6348" calcext:value-type="float">
            <text:p>6348</text:p>
          </table:table-cell>
          <table:table-cell office:value-type="float" office:value="6506" calcext:value-type="float">
            <text:p>6506</text:p>
          </table:table-cell>
          <table:table-cell office:value-type="float" office:value="6768" calcext:value-type="float">
            <text:p>6768</text:p>
          </table:table-cell>
          <table:table-cell office:value-type="float" office:value="6937" calcext:value-type="float">
            <text:p>6937</text:p>
          </table:table-cell>
          <table:table-cell office:value-type="float" office:value="6991" calcext:value-type="float">
            <text:p>6991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  <table:table-cell office:value-type="float" office:value="3503" calcext:value-type="float">
            <text:p>3503</text:p>
          </table:table-cell>
          <table:table-cell office:value-type="float" office:value="3687" calcext:value-type="float">
            <text:p>3687</text:p>
          </table:table-cell>
          <table:table-cell office:value-type="float" office:value="3928" calcext:value-type="float">
            <text:p>3928</text:p>
          </table:table-cell>
          <table:table-cell office:value-type="float" office:value="4197" calcext:value-type="float">
            <text:p>4197</text:p>
          </table:table-cell>
          <table:table-cell office:value-type="float" office:value="4476" calcext:value-type="float">
            <text:p>4476</text:p>
          </table:table-cell>
          <table:table-cell office:value-type="float" office:value="4632" calcext:value-type="float">
            <text:p>4632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915" calcext:value-type="float">
            <text:p>1915</text:p>
          </table:table-cell>
          <table:table-cell office:value-type="float" office:value="1962" calcext:value-type="float">
            <text:p>1962</text:p>
          </table:table-cell>
          <table:table-cell office:value-type="float" office:value="2029" calcext:value-type="float">
            <text:p>2029</text:p>
          </table:table-cell>
          <table:table-cell office:value-type="float" office:value="2167" calcext:value-type="float">
            <text:p>2167</text:p>
          </table:table-cell>
          <table:table-cell office:value-type="float" office:value="2288" calcext:value-type="float">
            <text:p>2288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  <table:table-cell office:value-type="float" office:value="8582" calcext:value-type="float">
            <text:p>8582</text:p>
          </table:table-cell>
          <table:table-cell office:value-type="float" office:value="9329" calcext:value-type="float">
            <text:p>9329</text:p>
          </table:table-cell>
          <table:table-cell office:value-type="float" office:value="10093" calcext:value-type="float">
            <text:p>10093</text:p>
          </table:table-cell>
          <table:table-cell office:value-type="float" office:value="10806" calcext:value-type="float">
            <text:p>10806</text:p>
          </table:table-cell>
          <table:table-cell office:value-type="float" office:value="11504" calcext:value-type="float">
            <text:p>11504</text:p>
          </table:table-cell>
          <table:table-cell office:value-type="float" office:value="12119" calcext:value-type="float">
            <text:p>12119</text:p>
          </table:table-cell>
          <table:table-cell office:value-type="float" office:value="12636" calcext:value-type="float">
            <text:p>126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float" office:value="1031" calcext:value-type="float">
            <text:p>1031</text:p>
          </table:table-cell>
          <table:table-cell office:value-type="float" office:value="1095" calcext:value-type="float">
            <text:p>1095</text:p>
          </table:table-cell>
          <table:table-cell office:value-type="float" office:value="1152" calcext:value-type="float">
            <text:p>1152</text:p>
          </table:table-cell>
          <table:table-cell office:value-type="float" office:value="1219" calcext:value-type="float">
            <text:p>1219</text:p>
          </table:table-cell>
          <table:table-cell office:value-type="float" office:value="1295" calcext:value-type="float">
            <text:p>1295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  <table:table-cell office:value-type="float" office:value="2102" calcext:value-type="float">
            <text:p>2102</text:p>
          </table:table-cell>
          <table:table-cell office:value-type="float" office:value="2135" calcext:value-type="float">
            <text:p>2135</text:p>
          </table:table-cell>
          <table:table-cell office:value-type="float" office:value="2233" calcext:value-type="float">
            <text:p>2233</text:p>
          </table:table-cell>
          <table:table-cell office:value-type="float" office:value="2272" calcext:value-type="float">
            <text:p>2272</text:p>
          </table:table-cell>
          <table:table-cell office:value-type="float" office:value="2296" calcext:value-type="float">
            <text:p>2296</text:p>
          </table:table-cell>
          <table:table-cell office:value-type="float" office:value="2345" calcext:value-type="float">
            <text:p>234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 office:value-type="float" office:value="2479" calcext:value-type="float">
            <text:p>2479</text:p>
          </table:table-cell>
          <table:table-cell office:value-type="float" office:value="2803" calcext:value-type="float">
            <text:p>2803</text:p>
          </table:table-cell>
          <table:table-cell office:value-type="float" office:value="3075" calcext:value-type="float">
            <text:p>3075</text:p>
          </table:table-cell>
          <table:table-cell office:value-type="float" office:value="3385" calcext:value-type="float">
            <text:p>3385</text:p>
          </table:table-cell>
          <table:table-cell office:value-type="float" office:value="3692" calcext:value-type="float">
            <text:p>3692</text:p>
          </table:table-cell>
          <table:table-cell office:value-type="float" office:value="3954" calcext:value-type="float">
            <text:p>3954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  <table:table-cell table:style-name="ce8" table:formula="of:=SUM([.GC28:.GC52])" office:value-type="float" office:value="428239" calcext:value-type="float">
            <text:p>428239</text:p>
          </table:table-cell>
          <table:table-cell table:style-name="ce8" table:formula="of:=SUM([.GD28:.GD52])" office:value-type="float" office:value="439172" calcext:value-type="float">
            <text:p>439172</text:p>
          </table:table-cell>
          <table:table-cell table:style-name="ce8" table:formula="of:=SUM([.GE28:.GE52])" office:value-type="float" office:value="451198" calcext:value-type="float">
            <text:p>451198</text:p>
          </table:table-cell>
          <table:table-cell table:style-name="ce8" table:formula="of:=SUM([.GF28:.GF52])" office:value-type="float" office:value="461882" calcext:value-type="float">
            <text:p>461882</text:p>
          </table:table-cell>
          <table:table-cell table:style-name="ce8" table:formula="of:=SUM([.GG28:.GG52])" office:value-type="float" office:value="471806" calcext:value-type="float">
            <text:p>471806</text:p>
          </table:table-cell>
          <table:table-cell table:style-name="ce8" table:formula="of:=SUM([.GH28:.GH52])" office:value-type="float" office:value="478792" calcext:value-type="float">
            <text:p>478792</text:p>
          </table:table-cell>
          <table:table-cell table:style-name="ce8" table:formula="of:=SUM([.GI28:.GI52])" office:value-type="float" office:value="488007" calcext:value-type="float">
            <text:p>48800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  <table:table-cell table:formula="of:=5199+90+87" office:value-type="float" office:value="5376" calcext:value-type="float">
            <text:p>5376</text:p>
          </table:table-cell>
          <table:table-cell table:formula="of:=5376+67+42" office:value-type="float" office:value="5485" calcext:value-type="float">
            <text:p>5485</text:p>
          </table:table-cell>
          <table:table-cell table:formula="of:=5485+17+9+78+79" office:value-type="float" office:value="5668" calcext:value-type="float">
            <text:p>5668</text:p>
          </table:table-cell>
          <table:table-cell table:formula="of:=5668+47+40+49+40" office:value-type="float" office:value="5844" calcext:value-type="float">
            <text:p>5844</text:p>
          </table:table-cell>
          <table:table-cell table:formula="of:=5844+24+17+14+15" office:value-type="float" office:value="5914" calcext:value-type="float">
            <text:p>5914</text:p>
          </table:table-cell>
          <table:table-cell table:formula="of:=5914+26+23+11+9" office:value-type="float" office:value="5983" calcext:value-type="float">
            <text:p>5983</text:p>
          </table:table-cell>
          <table:table-cell table:formula="of:=5983+7+9+65+60"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  <table:table-cell table:formula="of:=2173+26+25" office:value-type="float" office:value="2224" calcext:value-type="float">
            <text:p>2224</text:p>
          </table:table-cell>
          <table:table-cell table:formula="of:=2224+22+25" office:value-type="float" office:value="2271" calcext:value-type="float">
            <text:p>2271</text:p>
          </table:table-cell>
          <table:table-cell table:formula="of:=2271+14+17" office:value-type="float" office:value="2302" calcext:value-type="float">
            <text:p>2302</text:p>
          </table:table-cell>
          <table:table-cell table:formula="of:=2302+18+24" office:value-type="float" office:value="2344" calcext:value-type="float">
            <text:p>2344</text:p>
          </table:table-cell>
          <table:table-cell table:formula="of:=2344+13" office:value-type="float" office:value="2357" calcext:value-type="float">
            <text:p>2357</text:p>
          </table:table-cell>
          <table:table-cell table:formula="of:=2357+11" office:value-type="float" office:value="2368" calcext:value-type="float">
            <text:p>2368</text:p>
          </table:table-cell>
          <table:table-cell table:formula="of:=2368+9+5+27+22"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8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3"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  <table:table-cell table:formula="of:=SUM([.GC54:.GC78])" office:value-type="float" office:value="8913" calcext:value-type="float">
            <text:p>8913</text:p>
          </table:table-cell>
          <table:table-cell table:formula="of:=SUM([.GD54:.GD78])" office:value-type="float" office:value="9118" calcext:value-type="float">
            <text:p>9118</text:p>
          </table:table-cell>
          <table:table-cell table:formula="of:=SUM([.GE54:.GE78])" office:value-type="float" office:value="9361" calcext:value-type="float">
            <text:p>9361</text:p>
          </table:table-cell>
          <table:table-cell table:formula="of:=SUM([.GF54:.GF78])" office:value-type="float" office:value="9623" calcext:value-type="float">
            <text:p>9623</text:p>
          </table:table-cell>
          <table:table-cell table:formula="of:=SUM([.GG54:.GG78])" office:value-type="float" office:value="9739" calcext:value-type="float">
            <text:p>9739</text:p>
          </table:table-cell>
          <table:table-cell table:formula="of:=SUM([.GH54:.GH78])" office:value-type="float" office:value="9859" calcext:value-type="float">
            <text:p>9859</text:p>
          </table:table-cell>
          <table:table-cell table:formula="of:=SUM([.GI54:.GI78])" office:value-type="float" office:value="10129" calcext:value-type="float">
            <text:p>1012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6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51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7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  <table:table-cell table:formula="of:=308300+7154" office:value-type="float" office:value="315454" calcext:value-type="float">
            <text:p>315454</text:p>
          </table:table-cell>
          <table:table-cell table:formula="of:=315454+6931" office:value-type="float" office:value="322385" calcext:value-type="float">
            <text:p>322385</text:p>
          </table:table-cell>
          <table:table-cell table:formula="of:=322385+9160" office:value-type="float" office:value="331545" calcext:value-type="float">
            <text:p>331545</text:p>
          </table:table-cell>
          <table:table-cell table:formula="of:=331545+8760" office:value-type="float" office:value="340305" calcext:value-type="float">
            <text:p>340305</text:p>
          </table:table-cell>
          <table:table-cell table:formula="of:=340305+8751" office:value-type="float" office:value="349056" calcext:value-type="float">
            <text:p>349056</text:p>
          </table:table-cell>
          <table:table-cell table:formula="of:=349056+8256" office:value-type="float" office:value="357312" calcext:value-type="float">
            <text:p>357312</text:p>
          </table:table-cell>
          <table:table-cell table:formula="of:=357312+9202" office:value-type="float" office:value="366514" calcext:value-type="float">
            <text:p>36651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  <table:table-cell table:formula="of:=SUM([.GC80:.GC104])" office:value-type="float" office:value="315530" calcext:value-type="float">
            <text:p>315530</text:p>
          </table:table-cell>
          <table:table-cell table:formula="of:=SUM([.GD80:.GD104])" office:value-type="float" office:value="322461" calcext:value-type="float">
            <text:p>322461</text:p>
          </table:table-cell>
          <table:table-cell table:formula="of:=SUM([.GE80:.GE104])" office:value-type="float" office:value="331621" calcext:value-type="float">
            <text:p>331621</text:p>
          </table:table-cell>
          <table:table-cell table:formula="of:=SUM([.GF80:.GF104])" office:value-type="float" office:value="340381" calcext:value-type="float">
            <text:p>340381</text:p>
          </table:table-cell>
          <table:table-cell table:formula="of:=SUM([.GG80:.GG104])" office:value-type="float" office:value="349132" calcext:value-type="float">
            <text:p>349132</text:p>
          </table:table-cell>
          <table:table-cell table:formula="of:=SUM([.GH80:.GH104])" office:value-type="float" office:value="357388" calcext:value-type="float">
            <text:p>357388</text:p>
          </table:table-cell>
          <table:table-cell table:formula="of:=SUM([.GI80:.GI104])" office:value-type="float" office:value="366590" calcext:value-type="float">
            <text:p>36659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  <table:table-cell office:value-type="float" office:value="1300866" calcext:value-type="float">
            <text:p>1300866</text:p>
          </table:table-cell>
          <table:table-cell office:value-type="float" office:value="1324687" calcext:value-type="float">
            <text:p>1324687</text:p>
          </table:table-cell>
          <table:table-cell office:value-type="float" office:value="1350038" calcext:value-type="float">
            <text:p>1350038</text:p>
          </table:table-cell>
          <table:table-cell office:value-type="float" office:value="1374524" calcext:value-type="float">
            <text:p>1374524</text:p>
          </table:table-cell>
          <table:table-cell office:value-type="float" office:value="1396887" calcext:value-type="float">
            <text:p>1396887</text:p>
          </table:table-cell>
          <table:table-cell office:value-type="float" office:value="1412149" calcext:value-type="float">
            <text:p>1412149</text:p>
          </table:table-cell>
          <table:table-cell office:value-type="float" office:value="1432624" calcext:value-type="float">
            <text:p>143262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  <table:table-cell table:formula="of:=SUM([.GC107:.GC130])" office:value-type="float" office:value="1300866" calcext:value-type="float">
            <text:p>1300866</text:p>
          </table:table-cell>
          <table:table-cell table:formula="of:=SUM([.GD107:.GD130])" office:value-type="float" office:value="1324687" calcext:value-type="float">
            <text:p>1324687</text:p>
          </table:table-cell>
          <table:table-cell table:formula="of:=SUM([.GE107:.GE130])" office:value-type="float" office:value="1350038" calcext:value-type="float">
            <text:p>1350038</text:p>
          </table:table-cell>
          <table:table-cell table:formula="of:=SUM([.GF107:.GF130])" office:value-type="float" office:value="1374524" calcext:value-type="float">
            <text:p>1374524</text:p>
          </table:table-cell>
          <table:table-cell table:formula="of:=SUM([.GG107:.GG130])" office:value-type="float" office:value="1396887" calcext:value-type="float">
            <text:p>1396887</text:p>
          </table:table-cell>
          <table:table-cell table:formula="of:=SUM([.GH107:.GH130])" office:value-type="float" office:value="1412149" calcext:value-type="float">
            <text:p>1412149</text:p>
          </table:table-cell>
          <table:table-cell table:formula="of:=SUM([.GI107:.GI130])" office:value-type="float" office:value="1432624" calcext:value-type="float">
            <text:p>143262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  <table:table-cell office:value-type="float" office:value="717565" calcext:value-type="float">
            <text:p>717565</text:p>
          </table:table-cell>
          <table:table-cell office:value-type="float" office:value="729132" calcext:value-type="float">
            <text:p>729132</text:p>
          </table:table-cell>
          <table:table-cell office:value-type="float" office:value="741166" calcext:value-type="float">
            <text:p>741166</text:p>
          </table:table-cell>
          <table:table-cell office:value-type="float" office:value="753646" calcext:value-type="float">
            <text:p>753646</text:p>
          </table:table-cell>
          <table:table-cell office:value-type="float" office:value="764815" calcext:value-type="float">
            <text:p>764815</text:p>
          </table:table-cell>
          <table:table-cell office:value-type="float" office:value="772494" calcext:value-type="float">
            <text:p>772494</text:p>
          </table:table-cell>
          <table:table-cell office:value-type="float" office:value="782925" calcext:value-type="float">
            <text:p>78292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  <table:table-cell table:formula="of:=SUM([.GC133:.GC156])" office:value-type="float" office:value="717565" calcext:value-type="float">
            <text:p>717565</text:p>
          </table:table-cell>
          <table:table-cell table:formula="of:=SUM([.GD133:.GD156])" office:value-type="float" office:value="729132" calcext:value-type="float">
            <text:p>729132</text:p>
          </table:table-cell>
          <table:table-cell table:formula="of:=SUM([.GE133:.GE156])" office:value-type="float" office:value="741166" calcext:value-type="float">
            <text:p>741166</text:p>
          </table:table-cell>
          <table:table-cell table:formula="of:=SUM([.GF133:.GF156])" office:value-type="float" office:value="753646" calcext:value-type="float">
            <text:p>753646</text:p>
          </table:table-cell>
          <table:table-cell table:formula="of:=SUM([.GG133:.GG156])" office:value-type="float" office:value="764815" calcext:value-type="float">
            <text:p>764815</text:p>
          </table:table-cell>
          <table:table-cell table:formula="of:=SUM([.GH133:.GH156])" office:value-type="float" office:value="772494" calcext:value-type="float">
            <text:p>772494</text:p>
          </table:table-cell>
          <table:table-cell table:formula="of:=SUM([.GI133:.GI156])" office:value-type="float" office:value="782925" calcext:value-type="float">
            <text:p>782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0:20:58.447628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08T10:28:13.864440515</dc:date>
    <meta:editing-duration>PT16H7M57S</meta:editing-duration>
    <meta:editing-cycles>172</meta:editing-cycles>
    <meta:document-statistic meta:table-count="1" meta:cell-count="29987" meta:object-count="0"/>
  </office:meta>
</office:document-meta>
</file>